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.1146in" fo:orphans="2" fo:widows="2"/>
      <style:text-properties fo:font-variant="normal" fo:text-transform="none" fo:color="#58646d" style:font-name="Open Sans" fo:font-size="10.5pt" fo:letter-spacing="normal" fo:font-style="normal" fo:font-weight="normal"/>
    </style:style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b Cross</text:p>
      <text:p text:style-name="Standard"/>
      <text:p text:style-name="Standard">Udacity DAND P3 project submission</text:p>
      <text:p text:style-name="Standard"/>
      <text:list xml:id="list8690194067596543493" text:style-name="L1">
        <text:list-item>
          <text:p text:style-name="P1">A text file containing a list of Web sites, books, forums, blog posts, github repositories etc that you referred to or used in this submission (Add N/A if you did not use such resources).</text:p>
        </text:list-item>
      </text:list>
      <text:list xml:id="list4643296626103734627" text:style-name="L2">
        <text:list-item>
          <text:p text:style-name="P2"><text:a xlink:type="simple" xlink:href="https://discussions.udacity.com/t/importing-csv-files-into-sqlite-using-python/182720/4" text:style-name="Internet_20_link" text:visited-style-name="Visited_20_Internet_20_Link">https://discussions.udacity.com/t/importing-csv-files-into-sqlite-using-python/182720/4</text:a></text:p>
        </text:list-item>
        <text:list-item>
          <text:p text:style-name="P2"><text:a xlink:type="simple" xlink:href="https://discussions.udacity.com/t/workflow-for-project/182916/16" text:style-name="Internet_20_link" text:visited-style-name="Visited_20_Internet_20_Link">https://discussions.udacity.com/t/workflow-for-project/182916/16</text:a></text:p>
        </text:list-item>
        <text:list-item>
          <text:p text:style-name="P2"><text:a xlink:type="simple" xlink:href="https://discussions.udacity.com/t/csv-to-sqlite-import-issue/174730/14" text:style-name="Internet_20_link" text:visited-style-name="Visited_20_Internet_20_Link">https://discussions.udacity.com/t/csv-to-sqlite-import-issue/174730/14</text:a></text:p>
        </text:list-item>
        <text:list-item>
          <text:p text:style-name="P2"><text:a xlink:type="simple" xlink:href="https://discussions.udacity.com/t/final-project-data-wrangling-p3/195936" text:style-name="Internet_20_link" text:visited-style-name="Visited_20_Internet_20_Link">https://discussions.udacity.com/t/final-project-data-wrangling-p3/195936</text:a></text:p>
        </text:list-item>
        <text:list-item>
          <text:p text:style-name="P2"><text:a xlink:type="simple" xlink:href="https://discussions.udacity.com/t/final-project-need-help-getting-started/181525/3" text:style-name="Internet_20_link" text:visited-style-name="Visited_20_Internet_20_Link">https://discussions.udacity.com/t/final-project-need-help-getting-started/181525/3</text:a></text:p>
        </text:list-item>
        <text:list-item>
          <text:p text:style-name="P2"><text:a xlink:type="simple" xlink:href="https://github.com/davidventuri/udacity-dand/tree/master/p3" text:style-name="Internet_20_link" text:visited-style-name="Visited_20_Internet_20_Link">https://github.com/davidventuri/udacity-dand/tree/master/p3</text:a></text:p>
        </text:list-item>
        <text:list-item>
          <text:p text:style-name="P2"><text:a xlink:type="simple" xlink:href="https://gist.github.com/carlward/54ec1c91b62a5f911c42#file-sample_project-md" text:style-name="Internet_20_link" text:visited-style-name="Visited_20_Internet_20_Link">https://gist.github.com/carlward/54ec1c91b62a5f911c42#file-sample_project-md</text:a></text:p>
        </text:list-item>
        <text:list-item>
          <text:p text:style-name="P2"><text:a xlink:type="simple" xlink:href="https://www.analyticsvidhya.com/blog/2015/06/regular-expression-python/" text:style-name="Internet_20_link" text:visited-style-name="Visited_20_Internet_20_Link">https://www.analyticsvidhya.com/blog/2015/06/regular-expression-python/</text:a>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6T11:26:02.13</meta:creation-date>
    <dc:date>2016-12-16T11:50:45.57</dc:date>
    <meta:editing-duration>PT24M4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1" meta:word-count="58" meta:character-count="828"/>
  </office:meta>
</office:document-meta>
</file>